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5.318cm" svg:x2="9.636cm" svg:y2="5.318cm">
          <text:p/>
        </draw:line>
        <draw:line draw:style-name="gr1" draw:text-style-name="P1" draw:layer="layout" svg:x1="3.159cm" svg:y1="7.477cm" svg:x2="3.159cm" svg:y2="1.254cm">
          <text:p/>
        </draw:line>
        <draw:frame draw:style-name="gr2" draw:layer="layout" svg:width="0.68cm" svg:height="0.962cm" svg:x="8.575cm" svg:y="5.372cm">
          <draw:text-box>
            <text:p>t</text:p>
          </draw:text-box>
        </draw:frame>
        <draw:frame draw:style-name="gr2" draw:layer="layout" svg:width="1.878cm" svg:height="0.962cm" svg:x="1.154cm" svg:y="1.254cm">
          <draw:text-box>
            <text:p>state</text:p>
          </draw:text-box>
        </draw:frame>
        <draw:frame draw:style-name="gr2" draw:text-style-name="P2" draw:layer="layout" svg:width="1.124cm" svg:height="0.645cm" svg:x="3.032cm" svg:y="3.54cm">
          <draw:text-box>
            <text:p text:style-name="P2">LP1</text:p>
          </draw:text-box>
        </draw:frame>
        <draw:frame draw:style-name="gr2" draw:text-style-name="P2" draw:layer="layout" svg:width="1.124cm" svg:height="0.645cm" svg:x="3.921cm" svg:y="3.54cm">
          <draw:text-box>
            <text:p text:style-name="P2">LP2</text:p>
          </draw:text-box>
        </draw:frame>
        <draw:frame draw:style-name="gr2" draw:text-style-name="P2" draw:layer="layout" svg:width="1.124cm" svg:height="0.645cm" svg:x="4.829cm" svg:y="3.54cm">
          <draw:text-box>
            <text:p text:style-name="P2">LP3</text:p>
          </draw:text-box>
        </draw:frame>
        <draw:frame draw:style-name="gr2" draw:text-style-name="P2" draw:layer="layout" svg:width="1.124cm" svg:height="0.645cm" svg:x="5.699cm" svg:y="3.54cm">
          <draw:text-box>
            <text:p text:style-name="P2">LP4</text:p>
          </draw:text-box>
        </draw:frame>
        <draw:line draw:style-name="gr3" draw:text-style-name="P1" draw:layer="layout" svg:x1="4.048cm" svg:y1="2.27cm" svg:x2="4.048cm" svg:y2="5.318cm">
          <text:p/>
        </draw:line>
        <draw:line draw:style-name="gr3" draw:text-style-name="P1" draw:layer="layout" svg:x1="4.937cm" svg:y1="2.27cm" svg:x2="4.937cm" svg:y2="5.318cm">
          <text:p/>
        </draw:line>
        <draw:line draw:style-name="gr3" draw:text-style-name="P1" draw:layer="layout" svg:x1="5.826cm" svg:y1="2.27cm" svg:x2="5.826cm" svg:y2="5.318cm">
          <text:p/>
        </draw:line>
        <draw:line draw:style-name="gr3" draw:text-style-name="P1" draw:layer="layout" svg:x1="6.715cm" svg:y1="2.27cm" svg:x2="6.715cm" svg:y2="5.318cm">
          <text:p/>
        </draw:line>
        <draw:frame draw:style-name="gr2" draw:text-style-name="P3" draw:layer="layout" svg:width="2.407cm" svg:height="0.887cm" svg:x="5.959cm" svg:y="5.318cm">
          <draw:text-box>
            <text:p><text:span text:style-name="T1">End of </text:span></text:p>
            <text:p><text:span text:style-name="T1">simulation time</text:span></text:p>
          </draw:text-box>
        </draw:frame>
        <draw:custom-shape draw:style-name="gr4" draw:text-style-name="P1" draw:layer="layout" svg:width="0.127cm" svg:height="0.127cm" svg:x="6.615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7T14:14:47</meta:creation-date>
    <dc:date>2013-02-27T15:04:56</dc:date>
    <meta:editing-duration>PT43M37S</meta:editing-duration>
    <meta:editing-cycles>5</meta:editing-cycles>
    <meta:generator>LibreOffice/3.6$Linux_X86_64 LibreOffice_project/360m1$Build-2</meta:generator>
    <meta:document-statistic meta:object-count="14"/>
  </office:meta>
</office:document-meta>
</file>